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53e2" officeooo:paragraph-rsid="001253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andos para Docker sudo mode</text:p>
      <text:p text:style-name="P1"/>
      <text:p text:style-name="P1"/>
      <text:p text:style-name="P1">sudo usermod -aG docker $USER</text:p>
      <text:p text:style-name="P1"/>
      <text:p text:style-name="P1">newgrp dock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6T11:05:28.694442783</meta:creation-date>
    <dc:date>2021-03-26T11:06:35.922791316</dc:date>
    <meta:editing-duration>PT1M8S</meta:editing-duration>
    <meta:editing-cycles>1</meta:editing-cycles>
    <meta:document-statistic meta:table-count="0" meta:image-count="0" meta:object-count="0" meta:page-count="1" meta:paragraph-count="3" meta:word-count="12" meta:character-count="72" meta:non-whitespace-character-count="63"/>
    <meta:generator>LibreOffice/6.0.7.3$Linux_X86_64 LibreOffice_project/00m0$Build-3</meta:generator>
  </office:meta>
</office:document-meta>
</file>